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margin-left="-2.011cm" fo:margin-right="-1.984cm" fo:margin-top="0cm" fo:margin-bottom="0cm" fo:text-align="justify"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fo:color="#9999cc" fo:font-size="18pt" fo:font-weight="bold" style:font-size-asian="18pt" style:font-weight-asian="bold" style:font-size-complex="18pt" style:font-weight-complex="bold"/>
    </style:style>
    <style:style style:name="P2" style:family="paragraph" style:parent-style-name="Header">
      <style:paragraph-properties fo:margin-left="0cm" fo:margin-right="0cm" fo:margin-top="0cm" fo:margin-bottom="0cm" fo:text-align="start"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fo:color="#9999cc" fo:font-size="32pt" fo:font-weight="bold" style:font-size-asian="32pt" style:font-weight-asian="bold" style:font-size-complex="32pt" style:font-weight-complex="bold"/>
    </style:style>
    <style:style style:name="P3" style:family="paragraph" style:parent-style-name="Header">
      <style:paragraph-properties fo:margin-left="0cm" fo:margin-right="0cm" fo:margin-top="0cm" fo:margin-bottom="0cm" fo:text-align="start"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style:use-window-font-color="true" fo:font-size="6pt" fo:font-weight="bold" fo:background-color="transparent" style:font-size-asian="6pt" style:font-weight-asian="bold" style:font-size-complex="6pt" style:font-weight-complex="bold" style:text-scale="105%"/>
    </style:style>
    <style:style style:name="P4" style:family="paragraph" style:parent-style-name="Header">
      <style:paragraph-properties fo:margin-left="0cm" fo:margin-right="0cm" fo:margin-top="0cm" fo:margin-bottom="0cm" fo:text-align="start" style:justify-single-word="false" fo:text-indent="0cm" style:auto-text-indent="false" fo:background-color="transparent" fo:padding="0cm" fo:border-left="none" fo:border-right="none" fo:border-top="none" fo:border-bottom="0.088cm solid #000080">
        <style:tab-stops>
          <style:tab-stop style:position="9.5cm" style:type="center"/>
          <style:tab-stop style:position="17.33cm" style:type="right"/>
        </style:tab-stops>
        <style:background-image/>
      </style:paragraph-properties>
      <style:text-properties fo:color="#280099" fo:font-size="12pt" fo:font-weight="bold" fo:background-color="transparent" style:font-size-asian="12pt" style:font-weight-asian="bold" style:font-size-complex="12pt" style:font-weight-complex="bold" style:text-scale="105%"/>
    </style:style>
    <style:style style:name="P5" style:family="paragraph" style:parent-style-name="Header">
      <style:paragraph-properties fo:margin-left="0cm" fo:margin-right="0cm" fo:margin-top="0cm" fo:margin-bottom="0cm" fo:text-align="start" style:justify-single-word="false" fo:text-indent="0cm" style:auto-text-indent="false" fo:background-color="transparent" fo:padding="0cm" fo:border-left="none" fo:border-right="none" fo:border-top="none" fo:border-bottom="0.088cm solid #000080">
        <style:tab-stops>
          <style:tab-stop style:position="9.5cm" style:type="center"/>
          <style:tab-stop style:position="17.33cm" style:type="right"/>
        </style:tab-stops>
        <style:background-image/>
      </style:paragraph-properties>
      <style:text-properties fo:color="#280099" fo:font-size="6pt" fo:font-weight="bold" fo:background-color="transparent" style:font-size-asian="6pt" style:font-weight-asian="bold" style:font-size-complex="6pt" style:font-weight-complex="bold" style:text-scale="105%"/>
    </style:style>
    <style:style style:name="P6" style:family="paragraph" style:parent-style-name="Footer">
      <style:paragraph-properties fo:text-align="center" style:justify-single-word="false" fo:background-color="transparent" fo:padding="0cm" fo:border-left="none" fo:border-right="none" fo:border-top="0.088cm solid #000080" fo:border-bottom="none" style:shadow="none">
        <style:background-image/>
      </style:paragraph-properties>
      <style:text-properties fo:font-weight="bold" style:font-weight-asian="bold" style:font-weight-complex="bold"/>
    </style:style>
    <style:style style:name="P7" style:family="paragraph" style:parent-style-name="Standard">
      <style:paragraph-properties>
        <style:tab-stops>
          <style:tab-stop style:position="0.45cm"/>
        </style:tab-stops>
      </style:paragraph-properties>
    </style:style>
    <style:style style:name="P8" style:family="paragraph" style:parent-style-name="Standard">
      <style:paragraph-properties>
        <style:tab-stops>
          <style:tab-stop style:position="0.45cm"/>
        </style:tab-stops>
      </style:paragraph-properties>
      <style:text-properties fo:color="#000080" fo:font-style="italic" style:font-style-asian="italic" style:font-style-complex="italic"/>
    </style:style>
    <style:style style:name="P9" style:family="paragraph" style:parent-style-name="Heading_20_2">
      <style:paragraph-properties>
        <style:tab-stops>
          <style:tab-stop style:position="0.45cm"/>
        </style:tab-stops>
      </style:paragraph-properties>
    </style:style>
    <style:style style:name="P10" style:family="paragraph" style:parent-style-name="Heading_20_2">
      <style:paragraph-properties fo:break-before="page"/>
    </style:style>
    <style:style style:name="T1" style:family="text">
      <style:text-properties fo:color="#280099"/>
    </style:style>
    <style:style style:name="T2" style:family="text">
      <style:text-properties fo:color="#280099" fo:background-color="transparent"/>
    </style:style>
    <style:style style:name="T3" style:family="text">
      <style:text-properties style:font-name="Times New Roman" style:font-name-asian="Times New Roman" style:font-name-complex="Times New Roman"/>
    </style:style>
    <style:style style:name="Sect1" style:family="section">
      <style:section-properties text:dont-balance-text-columns="true" style:editable="false">
        <style:columns fo:column-count="2" fo:column-gap="0.3cm">
          <style:column style:rel-width="5386*" fo:start-indent="0cm" fo:end-indent="0.15cm"/>
          <style:column style:rel-width="5386*" fo:start-indent="0.1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h text:style-name="P9" text:outline-level="2">Akteller Stand</text:h>
        <text:p text:style-name="P7">Die Gruppe ist wieder vereint.</text:p>
        <text:p text:style-name="P7">Sie sind in den Katakomben von Viktoriastadt bei Abba Taurus's Gruppe (ca. 30 Bewaffnete). </text:p>
        <text:p text:style-name="P7">Die Mutanten haben begonnen die Gruppe einzukreisen. In der Stadt gehen entsprechende taktische Manöver der Mutanten von statten, die nur diesen einen Schluss zu lassen.</text:p>
        <text:p text:style-name="P7">Abba Taurus weiß nun, dass das Blut der Gruppe. Er schließt dies aus den Erzählungen von Theorderich.</text:p>
        <text:h text:style-name="P9" text:outline-level="2">Planung Abba Taurus</text:h>
        <text:p text:style-name="P7">Abba will den Standort wechseln um den taktischen Manövern der Zombis zuvorzukommen.</text:p>
        <text:p text:style-name="P7">Seine Zufluchtsstätte ist ein geheimes Labor (welches Abba vor allem vor der Regierung geheim hält) um dort das Blut zu synthetisieren um so erfahren wie die Heilung funktioniert und wie man es reproduzieren kann.</text:p>
        <text:p text:style-name="P8">Abba wird versuchen einen lebenden Mutanten zu bekommen und wird die Gruppe damit beauftagen einen zu besorgen.</text:p>
        <text:h text:style-name="P9" text:outline-level="2">Regierung</text:h>
        <text:p text:style-name="P7">Die Regierung weiß von unserer Gruppe bisher nichts, allerdings wird die Fraktion der Weißen Ritter die Regierung kontaktieren und über die Gruppe aufklären. Sie werden die Regierung zu einem Deal überreden. Die Regierung stellt Truppen zur Verfügung um die Gruppe lebend zu fassen,dafür bekommt die Regierung ein Heilmittel (das dies gelogen ist, wird die Regierung erst später herausfinden). Eventuell kann die Gruppe dies aus den Weißen Rittern rausquetschen...</text:p>
        <text:h text:style-name="P9" text:outline-level="2">Die Weißen Ritter</text:h>
        <text:p text:style-name="P7">Die Weißen Ritter können die Gruppe nur dann richtig gut orten, wenn die Gruppe an der Oberfläche der Stadt ist. </text:p>
        <text:p text:style-name="P7">Daher werden die Weißen Ritter die Gruppe dann orten wenn sie im Hinterhalt der Mutanten festsetzen und werden dann zuschlagen.</text:p>
        <text:p text:style-name="P7">Die Ritter werden dabei jegliche Vorsichtsmassnahmen in den Wind schlagen und Hochtechnologie einsetzen und mit einem Flugschiff angreifen.</text:p>
        <text:h text:style-name="P9" text:outline-level="2">Planung Mutanten</text:h>
        <text:p text:style-name="P7">Die Mutanten können die Gruppe quasi wittern und versuchen die Gruppe zu umzingeln um ihnen keine Gelegenheit zum entschlüpfen zu geben.</text:p>
        <text:p text:style-name="P7">Bei den Mutanten ist es so, dass diese wissen was mit ihnen geschieht und dass die Gruppe etwas besitzt in ihrem Blut, dass sie heilen kann. </text:p>
        <text:p text:style-name="P7">Sie senden ein augenscheindlich normales Kind zu ihnen, dass versuchen soll ihr Vertrauen zu gewinnen.</text:p>
        <text:p text:style-name="P7">Dieses Kind soll dann die Gruppe in einen Hinterhalt der Mutanten locken.</text:p>
        <text:p text:style-name="P7">Das Kind wird den Eindruck machen, Fähigkeiten zu besitzen aber nicht zu mutieren, so wie Abbas Leute. </text:p>
        <text:p text:style-name="P7">In Wahrheit ist das Kind dennoch ein Mutant und hat seine Mutation nur temporär unter Kontrolle (<text:span text:style-name="T3">→</text:span> die Mutanten sind keine hirnlosen Monster...)</text:p>
        <text:p text:style-name="P7">Der Kampf sollte extrem eng und hart sein mit vielen Verlusten unter Abbas Leuten (die nicht alle über Fähigkeiten verfügen. </text:p>
        <text:p text:style-name="P7">Das Kind hat die Fähigkeit andere Fähigkeiten zu aktivieren und zu verstärken (die Gruppe wird daher das erste mal erkennen wie es ist die Fähigkeiten aktiv zu kontrollieren...) so dass die Gruppe mit dem Kind zusammen die Mutanten zurückschlagen kann. </text:p>
        <text:p text:style-name="P7">Auffallend ist auch, dass das Kind ihre Sprache kann (auch eine seiner Fähigkeiten)</text:p>
        <text:p text:style-name="P7">Falls die Gruppe dann irgendwann herausfindet, dass dieses Kind ihn Wahrheit ein Mutant ist, sollte das etwas Paranoia verursachen.</text:p>
        <text:h text:style-name="P9" text:outline-level="2">Troublemaker</text:h>
        <text:p text:style-name="P7">Der Troublemaker liefter sich aktuell ein Duell mit den Revisoren um den Erhalt dessen was er angerichtet hat.</text:p>
        <text:p text:style-name="P7">Er weiß, dass die Gruppe ohne seine Spässe den Planeten nur als Durchreisestation benutzt hätte und sie nun wegem ihn fest sitzen. </text:p>
        <text:p text:style-name="P7">Er weiß mittlerweile alles was die Revisiioren mit der Simu bezwecken und findet den Gedanken extrem entzückend. Er will also nicht mehr nur Schaden anrichten, sondern der Simu helfen. </text:p>
        <text:p text:style-name="P7">Vor allem aber will er der Gruppe helfen und dafür sorgen, das die Gruppe durch die Revisoren nicht einfach ausgelöscht wird.</text:p>
        <text:p text:style-name="P7">Bevor also die Revisoren den großen Kahlschlag beginnen wird er Ihnen helfen einen Weg weg von dem Planeten zu ihrem alten Planeten zu finden.</text:p>
        <text:h text:style-name="P9" text:outline-level="2">Das Labor</text:h>
        <text:p text:style-name="P7">Das Labor ist ein echtes High Tech Labor, allerdings gibt es niemanden mehr der alle Geräte bedienen kann.</text:p>
        <text:p text:style-name="P7">Abba wird herausfinden, dass die Gruppe Viren verstreut die ähnlich sind wie die Viren seiner Leute.</text:p>
        <text:p text:style-name="P7">Ihr Blut scheint irgendwas mit demBlut eines Mutanten anzustellen und kann das allgemeine Blutbild reparieren.</text:p>
        <text:h text:style-name="P9" text:outline-level="2">Möglicher Ablauf</text:h>
        <text:p text:style-name="P7">Gepräch Abba, falls Gruope dies will</text:p>
        <text:p text:style-name="P7">Aufbruch Richtung Labor</text:p>
        <text:p text:style-name="P7">Falls die Gruppe Eigeninitiative zeigt, dann kann man den Kampf des Kindes nach hinten schieben und während einer ihrer Aktionen geschehen lassen.</text:p>
        <text:p text:style-name="P7"><text:span text:style-name="T3">→</text:span> Kampf mit Mutanten, dabei kann die Gruppe das Mutantenkind helfen und hoffentlich aufnehmen. Macht die Gruppe es nicht, dann macht es Abba.</text:p>
        <text:p text:style-name="P7"><text:span text:style-name="T3">→</text:span> Kampf wird eng</text:p>
        <text:p text:style-name="P7"><text:span text:style-name="T3">→</text:span> Kind verstärkt und aktiviert Fähigkeiten der Gruppe</text:p>
        <text:p text:style-name="P7"><text:span text:style-name="T3">→</text:span> Gruppe kann erstmals seine Fähigkeiten selbst kontrol<text:soft-page-break/>lieren und aktiviieren</text:p>
        <text:p text:style-name="P7">Weiter Richtung Labor</text:p>
        <text:p text:style-name="P7">Im Labor Blutabnahme und Anaylse. Gruppe kann alles ansehen und begutachen </text:p>
        <text:p text:style-name="P7"><text:span text:style-name="T3">→</text:span> Falls die Gruppe die Stadt erkundschaften will, können sie einen Miliztrupp in Begleitung von drei Weißen Rittern beobachten</text:p>
        <text:p text:style-name="P7"><text:span text:style-name="T3">→</text:span> Abba wird ihnen erzählen, dass die Mutanten das Portal besetzen. Das Portal ist angeblich völlig zerstört. Es gäbe aber das Gerücht, dass in den Katakomben der Stadt ein weiteres Portal existiert. Dieses zu finden und zu nutzen dürfte extrem schwer werden... </text:p>
        <text:p text:style-name="P7">Im Labor <text:span text:style-name="T3">→</text:span> Auftrag einen Mutanten als Testobjekt zu finden lebend.</text:p>
        <text:p text:style-name="P7">Suche nach Mutanten <text:span text:style-name="T3">→</text:span> Rauf in die Stadt in der Nacht, Kind wird sich als Guide anbieten, da es als Gossenkind aufgewachsen ist und vorgibt viele Schleichwege zu kennen.</text:p>
        <text:p text:style-name="P7">Falls <text:s/>Gruppe nicht will (falls sie sich für zu wertvoll halten und sich fragen warum seine Männer das nicht können... Hinweis auf ihr starkes Schicksal).</text:p>
        <text:p text:style-name="P7">Das Kind wird sie dann in einen Hinterhalt führen und dafür sorgen, dass sie ihr Schicksal nicht verwenden / aktivieren können. </text:p>
        <text:p text:style-name="P7">Kind wird sich outen und die Gruppe zur Zusammenarbeit zwingen wollen. Das Kind ist zwar einer der mächtigsten Mutanten kann aber auf die übrigend Mutanten keinen Einfluss ausüben, die Mutanten arbeiten zwar zusammen aber mehr auf einer chaotischen durch die Mutation verursachten Kommunikation. Die Mutanten werden sofort versuchen die Gruppe zu töten um das Blut zu trinken, das Kind wird versuchen dass zu verhinden und wird dann auf Seiten der Gruppe kämpfen. </text:p>
        <text:p text:style-name="P7">Wenn es schlecht für die Gruppe läuft wird es noch schlimmer und die weißen Ritter treten auf, indem sie erstmal der Gruppe etwas Luft verschaffen werden. Die Mutanten und das Kind werden sofort versuchen die Ritter zu attakieren. Das Kind wird der Gruppe zu verstehen geben, dass die Ritter viel schlimmer sind als die Mutanten je sein könnten und dass sie besser mit den Mutanten zusammen arbeiten sollten.</text:p>
        <text:p text:style-name="P7"><text:span text:style-name="T3">→</text:span> kämpfen sie mit den Mutanten, dann werden sie den Angriff zu rückwerfen und können einen Ritter lebend festsetzen.</text:p>
        <text:p text:style-name="P7"><text:span text:style-name="T3">→</text:span> ergeben sie sich den Rittern, so werden die Mutanten unter Führung des Kindes sich zurückziehen.</text:p>
        <text:p text:style-name="P7"><text:tab/><text:span text:style-name="T3">→</text:span> Abba wird davon erfahren und versuchen die Gruppe zu befreien, dies kann er nur wenn er mit den Mutanten kooperiert. </text:p>
        <text:p text:style-name="P7"><text:tab/><text:span text:style-name="T3">→</text:span> Das Kind wird ähnlich wie Abba denken und vorschlagen zusammen die Gruppe zu befreien</text:p>
        <text:p text:style-name="P7"><text:span text:style-name="T3">→</text:span> Befreiungsaktion: wiederum sehr eng aber mit den Mutanten und allen Truppen von Abba gelingt es.</text:p>
        <text:p text:style-name="P7">Es sichert allmählich die Erkenntnis durch, dass man nur in Zusammenarbeit aller Beteiligten die Seuche in den Griff bekommen kann. </text:p>
        <text:p text:style-name="P7">Wenn man den Ritter entsprechend befragt kann man darauf kommen, dass diese die Regierung nur hereinlegen wollten und nur die Gruppe haben wollen um selber mächtiger zu werden. </text:p>
        <text:p text:style-name="P7">Die Kontaktaufnahme erfolgt über Abba.</text:p>
        <text:p text:style-name="P7">Die Regierung willigt ein, sich mit der Gruppe zu treffen, vor allem da es wohl auch einen Geheimagenten in Abbas Gruppe gab, der für die Regierung arbeitet und früher ode später Abba verraten hätte.</text:p>
        <text:p text:style-name="P7">Die Regierung wird sich die Argumente anhören, letzlich muss die Gruppe die Regierung überzeugen, dass die Seuche keine Strafe Gottes ist und dass die Gruppe die Seuche heilen kann.</text:p>
        <text:p text:style-name="P7">Die Regierung wird sich überzeugen lassen falls die Gruppe diplomatisch genug ist (die Anwesenheit des Kindes und eventuell die Informationen die sie durch den Weißen Ritter haben) und wird der Gruppe ermöglichen das Portal zu benutzen um die Welt wieder zu verlassen wenn die Gruppe die Seuche heilen kann.</text:p>
        <text:p text:style-name="P7">In diesem Moment wird die Gruppe fühlen, dass etwas ganz und gar nicht stimmt und das eine dieser Magiewellen im Kommen ist. <text:s/>Alles um sie herum scheint zu erstarren und zu verschwimmen. </text:p>
        <text:p text:style-name="P7">In diesem Moment wird Troublemaker wieder auftauchen und Ihnen bei der Flucht helfen.</text:p>
        <text:h text:style-name="P9" text:outline-level="2">Troublemakers Erklärung</text:h>
        <text:p text:style-name="P7">Die Revisioren sind diejenigen, die seine Modifikatonen und Streiche wieder ausbügeln werden. </text:p>
        <text:p text:style-name="P7">Sie werden diese Revision nicht überleben, wenn sie sich von ihm nicht helfen lassen.</text:p>
        <text:p text:style-name="P7">Die Revisioren werden einen Kahlschlag durchführen und dabei werden sie schlicht sterben. </text:p>
        <text:p text:style-name="P7">Wäre er nicht gewesen, dann wären sie einfach weiter nach Hause gereist und alles wäre gut.</text:p>
        <text:p text:style-name="P7">Er hält die Gruppe für interessant und wäre sehr entäuscht wenn die Gruppe im Zuge der Revision einfach verwindet. </text:p>
        <text:h text:style-name="P9" text:outline-level="2">Was Troublemaker über das Schicksal <text:s/>und ihre Zukunft weiß</text:h>
        <text:p text:style-name="P7">Das Schicksal soll helfen das die Richtigen auserwählt werden und überleben um Ihr Schicksal zu erfüllen. </text:p>
        <text:p text:style-name="P7">Der Rufer ist wichtig um Ihr Schicksal erfüllen zu können. </text:p>
        <text:p text:style-name="P7">Der Rufer wird dabei helfen Gott nerneut herauszufordern und zu besiegen. </text:p>
        <text:p text:style-name="P7">Das wichtigste aber ist letzlich nicht dass sie Erfolg haben, sondern auch und vor allem wie sie diesen Erfolg erzielen und welchen Weg Sie dabei gehen.</text:p>
        <text:h text:style-name="P9" text:outline-level="2"/>
        <text:h text:style-name="P10" text:outline-level="2">Antonnion</text:h>
        <text:p text:style-name="P7">Das Kind ist etwa 7 Jahre alt, schmächtig, richtig schmutzig und stinkend. </text:p>
        <text:p text:style-name="P7">Das Kind nennt sich Antonnion</text:p>
        <text:p text:style-name="P7">Was es über sich erzählt</text:p>
        <text:p text:style-name="Default2">Kennt seine Eltern nicht</text:p>
        <text:p text:style-name="Default2">Kann sich an seine Vergangenheit nicht erinnern, Erinnerung nur an die letzten Jahre. </text:p>
        <text:p text:style-name="Default2">Lebt seit er denken kann in der Gose und schlägt sich so mit kleinen Gaunereien durch</text:p>
        <text:p text:style-name="Default2">Weiß nicht welche Fähigkeiten er hat, nur dass er eigentlich seit einger Zeit machen kann was er will</text:p>
        <text:p text:style-name="Standard">Was das Kind wirklich ist</text:p>
        <text:p text:style-name="Default2">Einer der mächtigsten Mutanten, der aber als einer der wenigen noch klar denken kann</text:p>
        <text:p text:style-name="Default2">Sein echter Name ist Sullivan, er war ein Waldläufer/Ranger und ein Regierungstreuer.</text:p>
        <text:p text:style-name="Default2">Er will seine Fähigkeiten behalten aber die Nebenwirkungen eindämmen, sieht in der Gruppe daher eine ideale Gelegenheit beides zu erreichen</text:p>
        <text:p text:style-name="Default2">Seine Hauptfähigkeit ist es bei anderen Illusionen Fremde Realitäten zu erzeugen. Auf diese Art kann er andere dazu bringen das zu tun, während diese glauben etwas gänzlich anderes zu tun.</text:p>
        <text:p text:style-name="Standard">Woher wissen die Mutanten von der Gruppe</text:p>
        <text:p text:style-name="Default2">Die Mutanten können untereinander auf eine sehr schwache und konfuse Art miteinander kommunizieren.</text:p>
        <text:p text:style-name="Default2">Die wenigsten können mit diesen Informationen wirklich was anfangen, wer es aber kann, der weiß letzlich immer was in der Stadt alles los ist.</text:p>
        <text:p text:style-name="Default2">Letztlich ist es so, dass jeder die Stimmen/Gedanken/Eindrücke aller anderen empfangen kann. Wer dies zu filtern weiß, der ist quasi alleswissend was die Stadt angeht</text:p>
        <text:p text:style-name="Default2">Sullivan weiß von der Heilkraft der Gruppe, da der Wärter von Theoderich geheilt wurde.</text:p>
        <text:p text:style-name="P7">Das Kind wird sich der Gruppe anschließen und bietet der Gruppe seine Ortskenntnisse an.</text:p>
        <text:p text:style-name="P7">Das Kind wird versuchen die Gruppe auszufragen, </text:p>
        <text:p text:style-name="Default2">woher sie komme, was sie wollen</text:p>
        <text:p text:style-name="Default2">was sie alles bereits erlebt haben</text:p>
        <text:p text:style-name="Default2">warum sie helfen wollen die Seuche/Mutation zu heilen.</text:p>
        <text:p text:style-name="Default2">es versucht die Motivation der Gruppe zu ergründen um zu entscheiden, ob es die Gruppe leben lässt oder tötet</text:p>
        <text:h text:style-name="Heading_20_2" text:outline-level="2">Patrouille</text:h>
        <text:p text:style-name="P7">An der Oberfläche werden sie mit einer Patrouille zusammenstoßen, die gerade von einigen Mutanten eingekesselt wurde</text:p>
        <text:p text:style-name="Default2">die Gelegenheit ein paar Versuchskanichen zu fassen</text:p>
        <text:p text:style-name="Default2">Über das Kind wird man mit der Patrouille reden können, <text:s/>es muss nicht mal jemand dolmetschen</text:p>
        <text:p text:style-name="Default2">es stellt sich heraus, das ein sehr hochrangiger Offizier die Gruppe anführt</text:p>
        <text:p text:style-name="Default2">Ihr Draht zur Regierung. Von einem Portal weiß er aber nichts genaues</text:p>
        <text:p text:style-name="Default2">er wird auch keinerlei Hilfe anbieten. Er wird lediglich später ein gutes Wort für die Gruppe einlegen</text:p>
        <text:p text:style-name="Default2">falls die Gruppe die Patroulie nicht gehen lassen will Kampf, der Offizier ist Reini technisch überlegen.</text:p>
        <text:h text:style-name="Heading_20_2" text:outline-level="2">Das Regierungsportal</text:h>
        <text:p text:style-name="P7"/>
        <text:p text:style-name="P7"/>
        <text:p text:style-name="P7">Das Regierungsportal liegt im Hauptregierungsgebäude tief in den untersten Gewölben verborgen.</text:p>
        <text:p text:style-name="P7"/>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font-name-asian="Lucida Sans Unicode"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hyphenation-ladder-count="2" style:page-number="auto" fo:background-color="transparent" style:shadow="none">
        <style:tab-stops/>
        <style:background-image/>
      </style:paragraph-properties>
      <style:text-properties fo:font-size="9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212cm" style:page-number="auto"/>
      <style:text-properties fo:color="#000080" fo:font-style="italic"/>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Standard" style:class="text" style:master-page-name="" style:default-outline-level="1">
      <style:paragraph-properties fo:margin-top="0.3cm" fo:margin-bottom="0.4cm" fo:keep-together="always" style:page-number="auto" fo:padding="0cm" fo:border-left="none" fo:border-right="none" fo:border-top="none" fo:border-bottom="0.035cm solid #000080" style:shadow="none"/>
      <style:text-properties fo:color="#000080"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paragraph-properties fo:margin-top="0cm" fo:margin-bottom="0cm"/>
      <style:text-properties fo:color="#000080"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style:page-number="auto"/>
      <style:text-properties fo:color="#000080" fo:font-size="9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Verdana" style:font-name-complex="Tahoma1"/>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style:tab-stops>
          <style:tab-stop style:position="19.001cm" style:type="right" style:leader-style="dotted" style:leader-text="."/>
        </style:tab-stops>
      </style:paragraph-properties>
      <style:text-properties fo:color="#000080"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8.002cm" style:type="right" style:leader-style="dotted" style:leader-text="."/>
        </style:tab-stops>
      </style:paragraph-properties>
    </style:style>
    <style:style style:name="Default2" style:family="paragraph" style:parent-style-name="Standard">
      <style:paragraph-properties fo:margin-left="0.529cm" fo:margin-right="0cm" fo:text-indent="0cm" style:auto-text-indent="false">
        <style:tab-stops>
          <style:tab-stop style:position="0.45cm"/>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2.011cm" fo:margin-right="-1.984cm" fo:margin-top="0cm" fo:margin-bottom="0cm" fo:text-align="justify"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fo:color="#9999cc" fo:font-size="18pt" fo:font-weight="bold" style:font-size-asian="18pt" style:font-weight-asian="bold" style:font-size-complex="18pt" style:font-weight-complex="bold"/>
    </style:style>
    <style:style style:name="P2" style:family="paragraph" style:parent-style-name="Header">
      <style:paragraph-properties fo:margin-left="0cm" fo:margin-right="0cm" fo:margin-top="0cm" fo:margin-bottom="0cm" fo:text-align="start"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fo:color="#9999cc" fo:font-size="32pt" fo:font-weight="bold" style:font-size-asian="32pt" style:font-weight-asian="bold" style:font-size-complex="32pt" style:font-weight-complex="bold"/>
    </style:style>
    <style:style style:name="P3" style:family="paragraph" style:parent-style-name="Header">
      <style:paragraph-properties fo:margin-left="0cm" fo:margin-right="0cm" fo:margin-top="0cm" fo:margin-bottom="0cm" fo:text-align="start" style:justify-single-word="false" fo:text-indent="0cm" style:auto-text-indent="false" fo:background-color="transparent" fo:padding="0cm" fo:border-left="none" fo:border-right="none" fo:border-top="none" fo:border-bottom="0.088cm solid #000080">
        <style:tab-stops>
          <style:tab-stop style:position="9.5cm" style:type="center"/>
          <style:tab-stop style:position="17.33cm" style:type="right"/>
        </style:tab-stops>
        <style:background-image/>
      </style:paragraph-properties>
      <style:text-properties fo:color="#280099" fo:font-size="12pt" fo:font-weight="bold" fo:background-color="transparent" style:font-size-asian="12pt" style:font-weight-asian="bold" style:font-size-complex="12pt" style:font-weight-complex="bold" style:text-scale="105%"/>
    </style:style>
    <style:style style:name="P4" style:family="paragraph" style:parent-style-name="Header">
      <style:paragraph-properties fo:margin-left="0cm" fo:margin-right="0cm" fo:margin-top="0cm" fo:margin-bottom="0cm" fo:text-align="start" style:justify-single-word="false" fo:text-indent="0cm" style:auto-text-indent="false" fo:background-color="transparent" fo:padding="0cm" fo:border-left="none" fo:border-right="none" fo:border-top="none" fo:border-bottom="0.088cm solid #000080">
        <style:tab-stops>
          <style:tab-stop style:position="9.5cm" style:type="center"/>
          <style:tab-stop style:position="17.33cm" style:type="right"/>
        </style:tab-stops>
        <style:background-image/>
      </style:paragraph-properties>
      <style:text-properties fo:color="#280099" fo:font-size="6pt" fo:font-weight="bold" fo:background-color="transparent" style:font-size-asian="6pt" style:font-weight-asian="bold" style:font-size-complex="6pt" style:font-weight-complex="bold" style:text-scale="105%"/>
    </style:style>
    <style:style style:name="P5" style:family="paragraph" style:parent-style-name="Header">
      <style:paragraph-properties fo:margin-left="0cm" fo:margin-right="0cm" fo:margin-top="0cm" fo:margin-bottom="0cm" fo:text-align="start"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style:use-window-font-color="true" fo:font-size="6pt" fo:font-weight="bold" fo:background-color="transparent" style:font-size-asian="6pt" style:font-weight-asian="bold" style:font-size-complex="6pt" style:font-weight-complex="bold" style:text-scale="105%"/>
    </style:style>
    <style:style style:name="P6" style:family="paragraph" style:parent-style-name="Footer">
      <style:paragraph-properties fo:text-align="center" style:justify-single-word="false" fo:background-color="transparent" fo:padding="0cm" fo:border-left="none" fo:border-right="none" fo:border-top="0.088cm solid #000080" fo:border-bottom="none" style:shadow="none">
        <style:background-image/>
      </style:paragraph-properties>
      <style:text-properties fo:font-weight="bold" style:font-weight-asian="bold" style:font-weight-complex="bold"/>
    </style:style>
    <style:style style:name="T1" style:family="text">
      <style:text-properties fo:color="#280099"/>
    </style:style>
    <style:style style:name="T2" style:family="text">
      <style:text-properties fo:color="#280099" fo:background-color="transparent"/>
    </style:style>
    <style:page-layout style:name="pm1">
      <style:page-layout-properties fo:page-width="21.001cm" fo:page-height="29.7cm" style:num-format="1" style:print-orientation="portrait" fo:margin-top="0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
        <text:p text:style-name="P2"><text:span text:style-name="T1">RE</text:span><text:span text:style-name="T2">VELATION</text:span></text:p>
        <text:p text:style-name="P3">The Rules Engine for Roleplaying</text:p>
        <text:p text:style-name="P4"/>
        <text:p text:style-name="P5"/>
      </style:header>
      <style:footer>
        <text:p text:style-name="P6"><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6-02-04T21:40:52</meta:creation-date>
    <dc:date>2008-10-05T15:35:11</dc:date>
    <meta:print-date>2008-08-31T17:34:50</meta:print-date>
    <dc:language>de-DE</dc:language>
    <meta:editing-cycles>104</meta:editing-cycles>
    <meta:editing-duration>P1DT16H30M5S</meta:editing-duration>
    <meta:user-defined meta:name="Info 1"/>
    <meta:user-defined meta:name="Info 2"/>
    <meta:user-defined meta:name="Info 3"/>
    <meta:user-defined meta:name="Info 4"/>
    <meta:document-statistic meta:table-count="0" meta:image-count="0" meta:object-count="0" meta:page-count="3" meta:paragraph-count="115" meta:word-count="1860" meta:character-count="11821"/>
  </office:meta>
</office:document-meta>
</file>